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31_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, FF 3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Chas. H. Moise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4 March 1872</text:p>
      <text:p text:style-name="P5">Month<text:tab/><text:tab/><text:tab/><text:tab/><text:tab/><text:tab/>March</text:p>
      <text:p text:style-name="P5">Year<text:tab/><text:tab/><text:tab/><text:tab/><text:tab/><text:tab/>1872</text:p>
      <text:p text:style-name="P5">Hebrew Date<text:tab/><text:tab/><text:tab/><text:tab/><text:tab/></text:p>
      <text:p text:style-name="P5">Undated</text:p>
      <text:p text:style-name="P5">City<text:tab/><text:tab/><text:tab/><text:tab/><text:tab/><text:tab/>Sumter</text:p>
      <text:p text:style-name="P5">State<text:tab/><text:tab/><text:tab/><text:tab/><text:tab/><text:tab/>South Carolina <text:tab/><text:tab/><text:tab/><text:tab/>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Y</text:p>
      <text:p text:style-name="P5">Stamp<text:tab/></text:p>
      <text:p text:style-name="P5">Postma<text:tab/>rk<text:tab/><text:tab/><text:tab/><text:tab/><text:tab/>Y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Envelope]</text:span></text:p>
      <text:p text:style-name="P2"><text:span text:style-name="T1">Return to CHAS. H. MOISE [crossed-out: &amp; CO.,]/</text:span></text:p>
      <text:p text:style-name="P2"><text:span text:style-name="T1">SUMTER, S. C./</text:span></text:p>
      <text:p text:style-name="P2"><text:span text:style-name="T1">if not delivered within 10 days./</text:span></text:p>
      <text:p text:style-name="P3"><text:span text:style-name="T1">Revd S. Morais/</text:span></text:p>
      <text:p text:style-name="P3"><text:span text:style-name="T1">Philadelphia/</text:span></text:p>
      <text:p text:style-name="P3"><text:span text:style-name="T1">Pa:/</text:span></text:p>
      <text:p text:style-name="P3"><text:span text:style-name="T1"/></text:p>
      <text:p text:style-name="P2"><text:span text:style-name="T1">[Page 1]</text:span></text:p>
      <text:p text:style-name="P3"><text:span text:style-name="T1">Sumter S. C. 4 Mch 1872./</text:span></text:p>
      <text:p text:style-name="P2"><text:span text:style-name="T1">Revd S. Morais/</text:span></text:p>
      <text:p text:style-name="P2"><text:span text:style-name="T1">Philadelphia Pa./</text:span></text:p>
      <text:p text:style-name="P2"><text:span text:style-name="T1">Dear Sir/</text:span></text:p>
      <text:p text:style-name="P2"><text:span text:style-name="T1"><text:tab/>I take the liberty of/ asking you to enlighten me upon/ a point of Jewish Law./</text:span></text:p>
      <text:p text:style-name="P2"><text:span text:style-name="T1"><text:tab/>My son, aged 13, has/ received a present from a friend, of a/ nice gun, with which he has/ been shooting birds. <text:s/>As I live/ “Kosher” and do not eat even/ poultry except when killed by/ myself or other person qualified/ to kill, I have stopped the use of/ the gun until I can learn what/ the Law is./</text:span></text:p>
      <text:p text:style-name="P2"><text:span text:style-name="T1"><text:tab/>My view of the case, is/ that the general prohibition/ against “killing,” as contained/ in the Decalogue, has no ex-/ceptions, outside of the Law/</text:span></text:p>
      <text:p text:style-name="P2"><text:span text:style-name="T1"/></text:p>
      <text:p text:style-name="P2"><text:span text:style-name="T1">[Page 2]</text:span></text:p>
      <text:p text:style-name="P2"><text:span text:style-name="T1">itself; that is to say, we may/ kill men in self-defence[sic], or in/ defence[sic] of our families or our/ country: and we may kill animals for food only, or in/ self-defence[sic] (as above). <text:s/>But it/ seems to me, that the killing of/ any animal for mere amuse-/ment, is a vicious action, and/ a violaxion[sic] of Law./</text:span></text:p>
      <text:p text:style-name="P2"><text:span text:style-name="T1"><text:tab/>A reply will be/ gratefully received./</text:span></text:p>
      <text:p text:style-name="P2"><text:span text:style-name="T1"><text:tab/><text:tab/>By Your obt svt/</text:span></text:p>
      <text:p text:style-name="P2"><text:span text:style-name="T1"><text:tab/><text:tab/><text:tab/>Chas. H. Moise/</text:span></text:p>
      <text:p text:style-name="P2"><text:span text:style-name="T1">P.S./</text:span></text:p>
      <text:p text:style-name="P2"><text:span text:style-name="T1">I have seen your beautiful and/ richly merited offering, in memory/ of Miss Cornelia Hart, and read/ it with tears. <text:s/>C. H. M/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13T11:39:56</meta:creation-date>
    <dc:date>2009-05-13T12:34:35</dc:date>
    <dc:language>en-US</dc:language>
    <meta:editing-cycles>2</meta:editing-cycles>
    <meta:editing-duration>PT24M1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82" meta:word-count="407" meta:character-count="2552"/>
  </office:meta>
</office:document-meta>
</file>